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ering behavior<text:span text:style-name="T1">:</text:span></text:p>
      <text:p text:style-name="P2"><text:tab/>-Katalog von primitiven Bewegungen</text:p>
      <text:p text:style-name="P2"><text:tab/><text:tab/>→ Kombination von Bewegungen erzeugen</text:p>
      <text:p text:style-name="P2">Auf ein Ziel zulaufen:</text:p>
      <text:p text:style-name="P2"><text:tab/>Richtung = Ziel – Start</text:p>
      <text:p text:style-name="P2">Weglaufen:</text:p>
      <text:p text:style-name="P2"><text:tab/>Gegenteil von oben</text:p>
      <text:p text:style-name="P2"/>
      <text:p text:style-name="P2">Natürlichkeit verbessert durch:</text:p>
      <text:p text:style-name="P2"><text:tab/>-Beschleunigung</text:p>
      <text:p text:style-name="P2"><text:tab/>-Ausrichtung</text:p>
      <text:p text:style-name="P2"/>
      <text:p text:style-name="P2">Seek:</text:p>
      <text:p text:style-name="P2"><text:tab/>Ziel-Position</text:p>
      <text:p text:style-name="P2"><text:tab/>-Abstand zu ziel = Ziel-Start</text:p>
      <text:p text:style-name="P2"><text:tab/>-(Ziel-Start)/Abbremsradius, läuft gegen null, weilziel-start &lt; abbremsradius</text:p>
      <text:p text:style-name="P2"><text:tab/>→ das * Maximalgeschwindigkeit = wunschgeschwindigkeit<text:tab/></text:p>
      <text:p text:style-name="P2"><text:tab/>→ Wunschbeschleunigung = (momentaneGeschw-Wunschgeschw)/Wunschzeit</text:p>
      <text:p text:style-name="P2"><text:tab/>-Wunschzeit = irgendwas was man sich überlegt</text:p>
      <text:p text:style-name="P2">Persue:</text:p>
      <text:p text:style-name="P2"><text:tab/>Seek mit Prediktion</text:p>
      <text:p text:style-name="P2">Flee:</text:p>
      <text:p text:style-name="P2"><text:tab/>Position-Ziel</text:p>
      <text:p text:style-name="P2">Wander(Ziellos):</text:p>
      <text:p text:style-name="P2"><text:tab/>Kreis vor einem als mögliche Zielpositionsmenge</text:p>
      <text:p text:style-name="P2">Pfadverfolgung:</text:p>
      <text:p text:style-name="P2"><text:tab/>Nächsten Punkt auf Kurve suchen</text:p>
      <text:p text:style-name="P2"><text:tab/>Nochn Punkt suchen</text:p>
      <text:p text:style-name="P2"><text:tab/>hingehn</text:p>
      <text:p text:style-name="P2">Separation:</text:p>
      <text:p text:style-name="P2"><text:tab/>-Kollision in Menschenmassen</text:p>
      <text:p text:style-name="P2"><text:tab/><text:tab/>-Beschleunigung <text:s/>=&gt; 0</text:p>
      <text:p text:style-name="P2"><text:tab/><text:tab/>-Gucken ob in der nähe ein möglicher kollisionspartner ist</text:p>
      <text:p text:style-name="P2"><text:tab/><text:tab/>-Je näher desto stärkerer Richtungswechsel</text:p>
      <text:p text:style-name="P2">Obstacle Avoidance:</text:p>
      <text:p text:style-name="P2"><text:tab/>-mit Strahl oder Mehrere oder Kegel</text:p>
      <text:p text:style-name="P2"><text:tab/>-z.B. Wenn nichts 3 Meter vor einem ist</text:p>
      <text:p text:style-name="P2"/>
      <text:p text:style-name="P2"/>
      <text:p text:style-name="P2">Beschleunigung:</text:p>
      <text:p text:style-name="P2"><text:tab/>(Zielgeschwindigkeit-Startgeschwindigkeit)/Wunschzeit</text:p>
      <text:p text:style-name="P2"/>
      <text:p text:style-name="P2">Ausrichtung:</text:p>
      <text:p text:style-name="P2">Align:</text:p>
      <text:p text:style-name="P2"><text:tab/>-Drehen zum Ziel</text:p>
      <text:p text:style-name="P2"><text:tab/>-Zielwink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9T13:02:53.59</meta:creation-date>
    <dc:date>2014-06-04T12:43:10.09</dc:date>
    <meta:editing-duration>PT4H43M44S</meta:editing-duration>
    <meta:editing-cycles>10</meta:editing-cycles>
    <meta:generator>OpenOffice.org/3.4.1$Win32 OpenOffice.org_project/341m1$Build-9593</meta:generator>
    <meta:document-statistic meta:table-count="0" meta:image-count="0" meta:object-count="0" meta:page-count="1" meta:paragraph-count="41" meta:word-count="128" meta:character-count="1085"/>
  </office:meta>
</office:document-meta>
</file>